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510" officeooo:paragraph-rsid="00101510"/>
    </style:style>
    <style:style style:name="P2" style:family="paragraph" style:parent-style-name="Standard">
      <style:paragraph-properties fo:text-align="center" style:justify-single-word="false"/>
      <style:text-properties officeooo:rsid="00101510" officeooo:paragraph-rsid="0010151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1-07-15T10:23:24.678734089" text:fixed="true">07/15/21</text:date></text:p>
      <text:p text:style-name="Standard"/>
      <text:p text:style-name="P2">Why</text:p>
      <text:p text:style-name="P2">Kyle Eggleston</text:p>
      <text:p text:style-name="P1"/>
      <text:p text:style-name="P1"><text:tab/>Why must life be this way? I wonder to myself. Why must it be so difficult and not understanding to myself? Why must I wage this war against myself in order to find and figure out what’s going on in this life? So many why’s and never enough answ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4" meta:word-count="53" meta:character-count="275" meta:non-whitespace-character-count="225"/>
  </office:meta>
</office:document-meta>
</file>